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2"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style:style style:name="P12" style:family="paragraph">
      <style:paragraph-properties fo:line-height="115.00%" fo:text-align="left" fo:margin-bottom="10.00pt"/>
    </style:style>
  </office:automatic-styles>
  <office:body>
    <office:text>
      <text:p text:style-name="P1"><text:span text:style-name="T1">Day 7<text:s text:c="3"/>(Live Deployment)</text:span></text:p>
      <text:p text:style-name="P1"><text:span text:style-name="T1">Project Over view:</text:span></text:p>
      <text:p text:style-name="P1"><text:span text:style-name="T2">The Food Tuck Q-Commerce Project is about using technology to make ordering from Food Tuck faster and easier. Customers can use a mobile app to quickly order food for delivery or pickup. The app will show real-time updates on the food truck's location and delivery status. This project aims to provide fast service, better customer experience, and grow the business by making it easier for people to enjoy food from Food Tuck anytime, anywhere.</text:span></text:p>
      <text:p text:style-name="P1"><text:span text:style-name="T3">Deployment process:</text:span></text:p>
      <text:list text:style-name="L2">
        <text:list-item>
          <text:p text:style-name="P2"><text:span text:style-name="T4">The project code is maintain in this github repository.</text:span></text:p>
        </text:list-item>
        <text:list-item>
          <text:p text:style-name="P2"><text:a xlink:href="https://github.com/RimshaAslam23012001/food-tuck.git"><text:span text:style-name="T5">https://github.com/RimshaAslam23012001/food-tuck.git</text:span></text:a><text:span text:style-name="T6"/></text:p>
        </text:list-item>
        <text:list-item>
          <text:p text:style-name="P2"><text:span text:style-name="T6">Deploy lively in vercel.</text:span></text:p>
        </text:list-item>
        <text:list-item>
          <text:p text:style-name="P2"><text:a xlink:href="https://food-tuck-sigma.vercel.app"><text:span text:style-name="T7">https://food-tuck-sigma.vercel.app</text:span></text:a><text:span text:style-name="T8"/></text:p>
        </text:list-item>
      </text:list>
      <text:p text:style-name="P3"><text:span text:style-name="T9">Deployment steps:</text:span></text:p>
      <text:list text:style-name="L4">
        <text:list-item>
          <text:p text:style-name="P4"><text:span text:style-name="T10">Connected the github repository to vercel.</text:span></text:p>
        </text:list-item>
        <text:list-item>
          <text:p text:style-name="P4"><text:span text:style-name="T10">Configure build settings.</text:span></text:p>
        </text:list-item>
        <text:list-item>
          <text:p text:style-name="P4"><text:span text:style-name="T10">Triggered the deployment process.</text:span></text:p>
        </text:list-item>
        <text:list-item>
          <text:p text:style-name="P4"><text:span text:style-name="T10">Vercel automatically handled the build and deploymet.</text:span></text:p>
        </text:list-item>
      </text:list>
      <text:p text:style-name="P5"><text:span text:style-name="T11">Environment Variables:</text:span></text:p>
      <text:list text:style-name="L6">
        <text:list-item>
          <text:p text:style-name="P6"><text:span text:style-name="T12">Ensure all necessary environment variables were set in vercel's project settings.</text:span></text:p>
        </text:list-item>
        <text:list-item>
          <text:p text:style-name="P6"><text:span text:style-name="T12">Kept sensitive information secure by not expose in code base.</text:span></text:p>
        </text:list-item>
      </text:list>
      <text:p text:style-name="P7"><text:span text:style-name="T13">HTTPS and Domain:</text:span></text:p>
      <text:list text:style-name="L8">
        <text:list-item>
          <text:p text:style-name="P8"><text:span text:style-name="T14">Vercel automatically provided HTTPS for secure via the Vercel URL.</text:span><text:span text:style-name="T15"/></text:p>
        </text:list-item>
        <text:list-item>
          <text:p text:style-name="P8"><text:span text:style-name="T16">Currently using the default vercel subdomain.</text:span><text:span text:style-name="T17"/></text:p>
        </text:list-item>
      </text:list>
      <text:p text:style-name="P9"><text:span text:style-name="T17">Deploymet Checks:</text:span></text:p>
      <text:list text:style-name="L10">
        <text:list-item>
          <text:p text:style-name="P10"><text:span text:style-name="T18">Verified the application is accessible via the Vercel URL.</text:span><text:span text:style-name="T19"/></text:p>
        </text:list-item>
        <text:list-item>
          <text:p text:style-name="P10"><text:span text:style-name="T20">Tested basic functionality to ensure the deployment is successful.</text:span><text:span text:style-name="T21"/></text:p>
        </text:list-item>
      </text:list>
      <text:p text:style-name="P11"><text:span text:style-name="T22">Conclusion:</text:span></text:p>
      <text:p text:style-name="P11"><text:span text:style-name="T23">The Q-commerce marketplace has been successfully launched in a live environment using Vercel. This is an important step in the project, making it available for users online.</text:span></text:p>
      <text:p text:style-name="P11"><text:span text:style-name="T23"><text:s text:c="52"/>prepared by: Rimsha Aslam</text:span></text:p>
      <text:p text:style-name="P11"><text:span text:style-name="T23"><text:s text:c="52"/>slot: sunday 2 to 5</text:span></text:p>
      <text:p text:style-name="P12"><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